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DISBELIEF JESUS ENCOUNTERS IN NAZARETH (7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DISBELIEF JESUS ENCOUNTERS IN NAZARETH (7:1-10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ridicule (7:1-5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response (7:6-10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JOHN 7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DISBELIEF JESUS ENCOUNTERS IN NAZARETH (7:1-10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DIVISION JESUS ENCOUNTERS IN JERUSALEM (7:11-5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DIVISION JESUS ENCOUNTERS IN JERUSALEM (7:11-53)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The reaction to the Saviour (7:11-13, 20, 25-27, 30-32, 40-42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The reaction to the Saviour (7:11-13, 20, 25-27, 30-32, 40-42)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From the people (7:11-13, 20, 25-27, 30-32, 40-53)<text:s text:c="1"/>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From the people (7:11-13, 20, 25-27, 30-32, 40-53)<text:s text:c="1"/></text:span><text:span text:style-name="a492" text:class-names=""/></text:p>
          </draw:text-box>
          <svg:title/>
          <svg:desc/>
        </draw:frame>
        <draw:frame draw:id="id94" presentation:style-name="a516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Some feel he is a good man (7:11-12).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Some feel he is a deceiver (7:13).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Some feel he is demon-possessed (7:20).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Some feel he is an ordinary man (7:25-27, 41b-42).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Some feel he is a prophet (7:40).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Some feel he is the Messiah (7:31, 41a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7" draw:style-name="a517" draw:master-page-name="Master1-Layout12-tx-Title-and-Text" presentation:presentation-page-layout-name="Master1-PPL12" draw:id="Slide-262">
        <draw:frame draw:id="id95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<text:s text:c="1"/>The reaction to the Saviour (7:11-13, 20, 25-27, 30-32, 40-42)<text:s text:c="1"/></text:span><text:span text:style-name="a519" text:class-names=""/></text:p>
          </draw:text-box>
          <svg:title/>
          <svg:desc/>
        </draw:frame>
        <draw:frame draw:id="id96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From the people (7:11-13, 20, 25-27, 30-32, 40-53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From the Pharisees (7:30, 32, 44-53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8" draw:style-name="a532" draw:master-page-name="Master1-Layout12-tx-Title-and-Text" presentation:presentation-page-layout-name="Master1-PPL12" draw:id="Slide-263">
        <draw:frame draw:id="id97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From the Pharisees (7:30, 32, 44-53)<text:s text:c="1"/></text:span><text:span text:style-name="a534" text:class-names=""/></text:p>
          </draw:text-box>
          <svg:title/>
          <svg:desc/>
        </draw:frame>
        <draw:frame draw:id="id98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Their intentions to arrest him (7:30, 32, 44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ir inability to arrest him (7:45-53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9" draw:style-name="a547" draw:master-page-name="Master1-Layout12-tx-Title-and-Text" presentation:presentation-page-layout-name="Master1-PPL12" draw:id="Slide-264">
        <draw:frame draw:id="id99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<text:s text:c="1"/>Their inability to arrest him (7:45-53)<text:s text:c="1"/></text:span><text:span text:style-name="a549" text:class-names=""/></text:p>
          </draw:text-box>
          <svg:title/>
          <svg:desc/>
        </draw:frame>
        <draw:frame draw:id="id100" presentation:style-name="a561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They are frustrated by the military (7:45-49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They are frustrated by a member (7:50-53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From the Pharisees (7:30, 32, 44-53)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Their intentions to arrest him (7:30, 32, 44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ir inability to arrest him (7:45-53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The reaction to the Saviour (7:11-13, 20, 25-27, 30-32, 40-42)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From the people (7:11-13, 20, 25-27, 30-32, 40-53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From the Pharisees (7:30, 32, 44-53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THE DIVISION JESUS ENCOUNTERS IN JERUSALEM (7:11-53):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reaction to the Saviour (7:11-13, 20, 25-27, 30-32, 40-42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response from the Saviour (7:14-19, 21-24, 28-29, 33-39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-title-Title-Slide" presentation:presentation-page-layout-name="Master1-PPL1" draw:id="Slide-268">
        <draw:frame draw:id="id107" presentation:style-name="a611" draw:name="Title 1" svg:x="1.38in" svg:y="0.83in" svg:width="10.3in" svg:height="4.42in" presentation:class="title" presentation:placeholder="false">
          <draw:text-box>
            <text:p text:style-name="a610" text:class-names="" text:cond-style-name=""><text:span text:style-name="a608" text:class-names=""><text:s text:c="1"/>The response from the Saviour (7:14-19, 21-24, 28-29, 33-39)<text:s text:c="1"/></text:span><text:span text:style-name="a609" text:class-names=""/></text:p>
          </draw:text-box>
          <svg:title/>
          <svg:desc/>
        </draw:frame>
        <draw:frame draw:id="id108" presentation:style-name="a616" draw:name="Subtitle 2" svg:x="1.38in" svg:y="5.25in" svg:width="10.3in" svg:height="1.85in" presentation:class="subtitle" presentation:placeholder="false">
          <draw:text-box>
            <text:p text:style-name="a613" text:class-names="" text:cond-style-name=""><text:span text:style-name="a612" text:class-names=""><text:s text:c="1"/>The overview (7:16-19, 21-24, 28-29, 33-34)<text:s text:c="1"/></text:span></text:p>
            <text:p text:style-name="a615" text:class-names="" text:cond-style-name=""><text:span text:style-name="a614" text:class-names=""/></text:p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The overview (7:16-19, 21-24, 28-29, 33-34)<text:s text:c="1"/></text:span><text:span text:style-name="a619" text:class-names=""/></text:p>
          </draw:text-box>
          <svg:title/>
          <svg:desc/>
        </draw:frame>
        <draw:frame draw:id="id110" presentation:style-name="a637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Jesus says that his mission and message originate from God (7:14-18, 28-29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Jesus says that the people in his audience do not keep the Law of Moses and in fact want to kill him right now (7:19).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Jesus asserts that both healing and circumcising are permitted by the law to be done on the Sabbath (7:21-24).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Jesus tells them that he will soon leave but that they will be unable to find him (7:33-36).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5" draw:style-name="a638" draw:master-page-name="Master1-Layout12-tx-Title-and-Text" presentation:presentation-page-layout-name="Master1-PPL12" draw:id="Slide-270">
        <draw:frame draw:id="id111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The response from the Saviour (7:14-19, 21-24, 28-29, 33-39)<text:s text:c="1"/></text:span><text:span text:style-name="a640" text:class-names=""/></text:p>
          </draw:text-box>
          <svg:title/>
          <svg:desc/>
        </draw:frame>
        <draw:frame draw:id="id112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The overview (7:16-19, 21-24, 28-29, 33-34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The offer (7:37-39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6" draw:style-name="a653" draw:master-page-name="Master1-Layout12-tx-Title-and-Text" presentation:presentation-page-layout-name="Master1-PPL12" draw:id="Slide-271">
        <draw:frame draw:id="id113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<text:s text:c="1"/>The offer (7:37-39)<text:s text:c="1"/></text:span><text:span text:style-name="a655" text:class-names=""/></text:p>
          </draw:text-box>
          <svg:title/>
          <svg:desc/>
        </draw:frame>
        <draw:frame draw:id="id114" presentation:style-name="a670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What (7:38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When (7:37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Who (7:39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7" draw:style-name="a671" draw:master-page-name="Master1-Layout12-tx-Title-and-Text" presentation:presentation-page-layout-name="Master1-PPL12" draw:id="Slide-272">
        <draw:frame draw:id="id115" presentation:style-name="a675" draw:name="Title 1" svg:x="1.38in" svg:y="0.4in" svg:width="10.6in" svg:height="1.44965in" presentation:class="title" presentation:placeholder="false">
          <draw:text-box>
            <text:p text:style-name="a674" text:class-names="" text:cond-style-name=""><text:span text:style-name="a672" text:class-names=""><text:s text:c="1"/>The response from the Saviour (7:14-19, 21-24, 28-29, 33-39)<text:s text:c="1"/></text:span><text:span text:style-name="a673" text:class-names=""/></text:p>
          </draw:text-box>
          <svg:title/>
          <svg:desc/>
        </draw:frame>
        <draw:frame draw:id="id116" presentation:style-name="a685" draw:name="Text Placeholder 2" svg:x="1.38in" svg:y="2in" svg:width="9.4in" svg:height="4.75868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<text:s text:c="1"/>The overview (7:16-19, 21-24, 28-29, 33-34)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offer (7:37-39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</draw:page>
      <draw:page draw:name="Slide18" draw:style-name="a686" draw:master-page-name="Master1-Layout12-tx-Title-and-Text" presentation:presentation-page-layout-name="Master1-PPL12" draw:id="Slide-273">
        <draw:frame draw:id="id117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THE DIVISION JESUS ENCOUNTERS IN JERUSALEM (7:11-53):<text:s text:c="1"/></text:span><text:span text:style-name="a688" text:class-names=""/></text:p>
          </draw:text-box>
          <svg:title/>
          <svg:desc/>
        </draw:frame>
        <draw:frame draw:id="id118" presentation:style-name="a700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The reaction to the Saviour (7:11-13, 20, 25-27, 30-32, 40-42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The response from the Saviour (7:14-19, 21-24, 28-29, 33-39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9" draw:style-name="a701" draw:master-page-name="Master1-Layout12-tx-Title-and-Text" presentation:presentation-page-layout-name="Master1-PPL12" draw:id="Slide-274">
        <draw:frame draw:id="id119" presentation:style-name="a705" draw:name="Title 1" svg:x="1.38in" svg:y="0.4in" svg:width="10.6in" svg:height="1.44965in" presentation:class="title" presentation:placeholder="false">
          <draw:text-box>
            <text:p text:style-name="a704" text:class-names="" text:cond-style-name=""><text:span text:style-name="a702" text:class-names="">JOHN 7</text:span><text:span text:style-name="a703" text:class-names=""/></text:p>
          </draw:text-box>
          <svg:title/>
          <svg:desc/>
        </draw:frame>
        <draw:frame draw:id="id120" presentation:style-name="a715" draw:name="Text Placeholder 2" svg:x="1.38in" svg:y="2in" svg:width="9.4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THE DISBELIEF JESUS ENCOUNTERS IN NAZARETH (7:1-10)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THE DIVISION JESUS ENCOUNTERS IN JERUSALEM (7:11-53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7</dc:title>
    <meta:initial-creator>David STRICKLAND</meta:initial-creator>
    <dc:creator>David STRICKLAND</dc:creator>
    <meta:creation-date>2020-02-23T23:14:33Z</meta:creation-date>
    <dc:date>2020-02-23T23:14:33Z</dc:date>
    <meta:template xlink:href="BibleStudy" xlink:type="simple"/>
    <meta:editing-cycles>1</meta:editing-cycles>
    <meta:editing-duration>PT0S</meta:editing-duration>
    <meta:document-statistic meta:paragraph-count="60" meta:word-count="686"/>
  </office:meta>
</office:document-meta>
</file>